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3398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 ans bubble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iming Analysis for Bubble sort</text:p>
          </table:table-cell>
          <table:table-cell table:number-columns-repeated="3"/>
          <table:table-cell office:value-type="string">
            <text:p>C0</text:p>
          </table:table-cell>
          <table:table-cell table:style-name="ce2" office:value-type="float" office:value="-0.000000256943">
            <text:p>-2.57E-00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0.00000787879">
            <text:p>7.88E-0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00000030303">
            <text:p>3.03E-00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0.000000004">
            <text:p>0.00000000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D9]^0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formula="of:=[.D9]^2"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table:formula="of:=[.$I$3] + [.$I$4] * [.D9] + [.$I$5] * [.E9]" office:value-type="float" office:value="0.381817643057">
            <text:p>0.3818176431</text:p>
          </table:table-cell>
          <table:table-cell table:formula="of:=[.G9]-[.F9]" office:value-type="float" office:value="0.381817643057">
            <text:p>0.3818176431</text:p>
          </table:table-cell>
          <table:table-cell table:formula="of:=[.E9] * [.$I$6]" office:value-type="float" office:value="0.4">
            <text:p>0.4</text:p>
          </table:table-cell>
          <table:table-cell table:formula="of:=[.I9] - [.G9]" office:value-type="float" office:value="0.018182356943">
            <text:p>0.0181823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10]^0" office:value-type="float" office:value="1">
            <text:p>1</text:p>
          </table:table-cell>
          <table:table-cell office:value-type="float" office:value="20000">
            <text:p>20000</text:p>
          </table:table-cell>
          <table:table-cell table:formula="of:=[.D10]^2" office:value-type="float" office:value="400000000">
            <text:p>400000000</text:p>
          </table:table-cell>
          <table:table-cell office:value-type="float" office:value="2">
            <text:p>2</text:p>
          </table:table-cell>
          <table:table-cell table:formula="of:=[.$I$3] + [.$I$4] * [.D10] + [.$I$5] * [.E10]" office:value-type="float" office:value="1.369695543057">
            <text:p>1.3696955431</text:p>
          </table:table-cell>
          <table:table-cell table:formula="of:=[.G10]-[.F10]" office:value-type="float" office:value="-0.630304456943">
            <text:p>-0.6303044569</text:p>
          </table:table-cell>
          <table:table-cell table:formula="of:=[.E10] * [.$I$6]" office:value-type="float" office:value="1.6">
            <text:p>1.6</text:p>
          </table:table-cell>
          <table:table-cell table:formula="of:=[.I10] - [.G10]" office:value-type="float" office:value="0.230304456943">
            <text:p>0.2303044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11]^0" office:value-type="float" office:value="1">
            <text:p>1</text:p>
          </table:table-cell>
          <table:table-cell office:value-type="float" office:value="30000">
            <text:p>30000</text:p>
          </table:table-cell>
          <table:table-cell table:formula="of:=[.D11]^2" office:value-type="float" office:value="900000000">
            <text:p>900000000</text:p>
          </table:table-cell>
          <table:table-cell office:value-type="float" office:value="3">
            <text:p>3</text:p>
          </table:table-cell>
          <table:table-cell table:formula="of:=[.$I$3] + [.$I$4] * [.D11] + [.$I$5] * [.E11]" office:value-type="float" office:value="2.963633443057">
            <text:p>2.9636334431</text:p>
          </table:table-cell>
          <table:table-cell table:formula="of:=[.G11]-[.F11]" office:value-type="float" office:value="-0.0363665569429998">
            <text:p>-0.0363665569</text:p>
          </table:table-cell>
          <table:table-cell table:formula="of:=[.E11] * [.$I$6]" office:value-type="float" office:value="3.6">
            <text:p>3.6</text:p>
          </table:table-cell>
          <table:table-cell table:formula="of:=[.I11] - [.G11]" office:value-type="float" office:value="0.636366556943">
            <text:p>0.6363665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12]^0" office:value-type="float" office:value="1">
            <text:p>1</text:p>
          </table:table-cell>
          <table:table-cell office:value-type="float" office:value="40000">
            <text:p>40000</text:p>
          </table:table-cell>
          <table:table-cell table:formula="of:=[.D12]^2" office:value-type="float" office:value="1600000000">
            <text:p>1600000000</text:p>
          </table:table-cell>
          <table:table-cell office:value-type="float" office:value="5">
            <text:p>5</text:p>
          </table:table-cell>
          <table:table-cell table:formula="of:=[.$I$3] + [.$I$4] * [.D12] + [.$I$5] * [.E12]" office:value-type="float" office:value="5.163631343057">
            <text:p>5.1636313431</text:p>
          </table:table-cell>
          <table:table-cell table:formula="of:=[.G12]-[.F12]" office:value-type="float" office:value="0.163631343057">
            <text:p>0.1636313431</text:p>
          </table:table-cell>
          <table:table-cell table:formula="of:=[.E12] * [.$I$6]" office:value-type="float" office:value="6.4">
            <text:p>6.4</text:p>
          </table:table-cell>
          <table:table-cell table:formula="of:=[.I12] - [.G12]" office:value-type="float" office:value="1.236368656943">
            <text:p>1.2363686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13]^0"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D13]^2" office:value-type="float" office:value="2500000000">
            <text:p>2500000000</text:p>
          </table:table-cell>
          <table:table-cell office:value-type="float" office:value="8">
            <text:p>8</text:p>
          </table:table-cell>
          <table:table-cell table:formula="of:=[.$I$3] + [.$I$4] * [.D13] + [.$I$5] * [.E13]" office:value-type="float" office:value="7.969689243057">
            <text:p>7.9696892431</text:p>
          </table:table-cell>
          <table:table-cell table:formula="of:=[.G13]-[.F13]" office:value-type="float" office:value="-0.0303107569429999">
            <text:p>-0.0303107569</text:p>
          </table:table-cell>
          <table:table-cell table:formula="of:=[.E13] * [.$I$6]" office:value-type="float" office:value="10">
            <text:p>10</text:p>
          </table:table-cell>
          <table:table-cell table:formula="of:=[.I13] - [.G13]" office:value-type="float" office:value="2.030310756943">
            <text:p>2.0303107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14]^0" office:value-type="float" office:value="1">
            <text:p>1</text:p>
          </table:table-cell>
          <table:table-cell office:value-type="float" office:value="60000">
            <text:p>60000</text:p>
          </table:table-cell>
          <table:table-cell table:formula="of:=[.D14]^2" office:value-type="float" office:value="3600000000">
            <text:p>3600000000</text:p>
          </table:table-cell>
          <table:table-cell office:value-type="float" office:value="11">
            <text:p>11</text:p>
          </table:table-cell>
          <table:table-cell table:formula="of:=[.$I$3] + [.$I$4] * [.D14] + [.$I$5] * [.E14]" office:value-type="float" office:value="11.381807143057">
            <text:p>11.3818071431</text:p>
          </table:table-cell>
          <table:table-cell table:formula="of:=[.G14]-[.F14]" office:value-type="float" office:value="0.381807143057001">
            <text:p>0.3818071431</text:p>
          </table:table-cell>
          <table:table-cell table:formula="of:=[.E14] * [.$I$6]" office:value-type="float" office:value="14.4">
            <text:p>14.4</text:p>
          </table:table-cell>
          <table:table-cell table:formula="of:=[.I14] - [.G14]" office:value-type="float" office:value="3.018192856943">
            <text:p>3.0181928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D15]^0" office:value-type="float" office:value="1">
            <text:p>1</text:p>
          </table:table-cell>
          <table:table-cell office:value-type="float" office:value="70000">
            <text:p>70000</text:p>
          </table:table-cell>
          <table:table-cell table:formula="of:=[.D15]^2" office:value-type="float" office:value="4900000000">
            <text:p>4900000000</text:p>
          </table:table-cell>
          <table:table-cell office:value-type="float" office:value="15">
            <text:p>15</text:p>
          </table:table-cell>
          <table:table-cell table:formula="of:=[.$I$3] + [.$I$4] * [.D15] + [.$I$5] * [.E15]" office:value-type="float" office:value="15.399985043057">
            <text:p>15.3999850431</text:p>
          </table:table-cell>
          <table:table-cell table:formula="of:=[.G15]-[.F15]" office:value-type="float" office:value="0.399985043057001">
            <text:p>0.3999850431</text:p>
          </table:table-cell>
          <table:table-cell table:formula="of:=[.E15] * [.$I$6]" office:value-type="float" office:value="19.6">
            <text:p>19.6</text:p>
          </table:table-cell>
          <table:table-cell table:formula="of:=[.I15] - [.G15]" office:value-type="float" office:value="4.200014956943">
            <text:p>4.2000149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D16]^0"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formula="of:=[.D16]^2" office:value-type="float" office:value="6400000000">
            <text:p>6400000000</text:p>
          </table:table-cell>
          <table:table-cell office:value-type="float" office:value="21">
            <text:p>21</text:p>
          </table:table-cell>
          <table:table-cell table:formula="of:=[.$I$3] + [.$I$4] * [.D16] + [.$I$5] * [.E16]" office:value-type="float" office:value="20.024222943057">
            <text:p>20.0242229431</text:p>
          </table:table-cell>
          <table:table-cell table:formula="of:=[.G16]-[.F16]" office:value-type="float" office:value="-0.975777056942999">
            <text:p>-0.9757770569</text:p>
          </table:table-cell>
          <table:table-cell table:formula="of:=[.E16] * [.$I$6]" office:value-type="float" office:value="25.6">
            <text:p>25.6</text:p>
          </table:table-cell>
          <table:table-cell table:formula="of:=[.I16] - [.G16]" office:value-type="float" office:value="5.575777056943">
            <text:p>5.5757770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D17]^0" office:value-type="float" office:value="1">
            <text:p>1</text:p>
          </table:table-cell>
          <table:table-cell office:value-type="float" office:value="90000">
            <text:p>90000</text:p>
          </table:table-cell>
          <table:table-cell table:formula="of:=[.D17]^2" office:value-type="float" office:value="8100000000">
            <text:p>8100000000</text:p>
          </table:table-cell>
          <table:table-cell office:value-type="float" office:value="25">
            <text:p>25</text:p>
          </table:table-cell>
          <table:table-cell table:formula="of:=[.$I$3] + [.$I$4] * [.D17] + [.$I$5] * [.E17]" office:value-type="float" office:value="25.254520843057">
            <text:p>25.2545208431</text:p>
          </table:table-cell>
          <table:table-cell table:formula="of:=[.G17]-[.F17]" office:value-type="float" office:value="0.254520843057001">
            <text:p>0.2545208431</text:p>
          </table:table-cell>
          <table:table-cell table:formula="of:=[.E17] * [.$I$6]" office:value-type="float" office:value="32.4">
            <text:p>32.4</text:p>
          </table:table-cell>
          <table:table-cell table:formula="of:=[.I17] - [.G17]" office:value-type="float" office:value="7.145479156943">
            <text:p>7.14547915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D18]^0"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D18]^2" office:value-type="float" office:value="10000000000">
            <text:p>10000000000</text:p>
          </table:table-cell>
          <table:table-cell office:value-type="float" office:value="31">
            <text:p>31</text:p>
          </table:table-cell>
          <table:table-cell table:formula="of:=[.$I$3] + [.$I$4] * [.D18] + [.$I$5] * [.E18]" office:value-type="float" office:value="31.090878743057">
            <text:p>31.0908787431</text:p>
          </table:table-cell>
          <table:table-cell table:formula="of:=[.G18]-[.F18]" office:value-type="float" office:value="0.0908787430570008">
            <text:p>0.0908787431</text:p>
          </table:table-cell>
          <table:table-cell table:formula="of:=[.E18] * [.$I$6]" office:value-type="float" office:value="40">
            <text:p>40</text:p>
          </table:table-cell>
          <table:table-cell table:formula="of:=[.I18] - [.G18]" office:value-type="float" office:value="8.909121256943">
            <text:p>8.909121256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Timing ans bubble'.J43" table:end-x="0.1862in" table:end-y="0.0902in" draw:z-index="0" draw:style-name="gr1" draw:text-style-name="P1" svg:width="7.9472in" svg:height="4.5252in" svg:x="0.8846in" svg:y="0.2075in">
              <draw:object draw:notify-on-update-of-ranges="'Timing ans bubble'.D9:'Timing ans bubble'.D18 'Timing ans bubble'.F8:'Timing ans bubble'.F8 'Timing ans bubble'.F9:'Timing ans bubble'.F18 'Timing ans bubble'.D9:'Timing ans bubble'.D18 'Timing ans bubble'.G8:'Timing ans bubble'.G8 'Timing ans bubble'.G9:'Timing ans bubble'.G18 'Timing ans bubble'.D9:'Timing ans bubble'.D18 'Timing ans bubble'.I8:'Timing ans bubble'.I8 'Timing ans bubble'.I9:'Timing ans bubble'.I18 'Timing ans bubble'.D9:'Timing ans bubble'.D18 'Timing ans bubble'.J8:'Timing ans bubble'.J8 'Timing ans bubble'.J9:'Timing ans bubble'.J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ing ans select" table:style-name="ta1" table:print="false"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iming analysis for select sort</text:p>
          </table:table-cell>
          <table:table-cell table:number-columns-repeated="3"/>
          <table:table-cell office:value-type="string">
            <text:p>C0</text:p>
          </table:table-cell>
          <table:table-cell office:value-type="float" office:value="-0.433334">
            <text:p>-0.43333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0.0000131818">
            <text:p>1.32E-00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0000000833333">
            <text:p>8.33E-01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0.0000000009">
            <text:p>9E-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table:formula="of:=[.$I$3] + [.$I$4] * [.D9] + [.$I$5] * [.E9]" office:value-type="float" office:value="-0.2181827">
            <text:p>-0.2181827</text:p>
          </table:table-cell>
          <table:table-cell table:formula="of:=[.G9]-[.F9]" office:value-type="float" office:value="-0.2181827">
            <text:p>-0.2181827</text:p>
          </table:table-cell>
          <table:table-cell table:formula="of:=[.$I$6] * [.E9]" office:value-type="float" office:value="0.09">
            <text:p>0.09</text:p>
          </table:table-cell>
          <table:table-cell table:formula="of:=[.I9] - [.G9]" office:value-type="float" office:value="0.3081827">
            <text:p>0.30818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table:formula="of:=[.$I$3] + [.$I$4] * [.D10] + [.$I$5] * [.E10]" office:value-type="float" office:value="0.1636352">
            <text:p>0.1636352</text:p>
          </table:table-cell>
          <table:table-cell table:formula="of:=[.G10]-[.F10]" office:value-type="float" office:value="0.1636352">
            <text:p>0.1636352</text:p>
          </table:table-cell>
          <table:table-cell table:formula="of:=[.$I$6] * [.E10]" office:value-type="float" office:value="0.36">
            <text:p>0.36</text:p>
          </table:table-cell>
          <table:table-cell table:formula="of:=[.I10] - [.G10]" office:value-type="float" office:value="0.1963648">
            <text:p>0.19636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900000000">
            <text:p>900000000</text:p>
          </table:table-cell>
          <table:table-cell office:value-type="float" office:value="1">
            <text:p>1</text:p>
          </table:table-cell>
          <table:table-cell table:formula="of:=[.$I$3] + [.$I$4] * [.D11] + [.$I$5] * [.E11]" office:value-type="float" office:value="0.7121197">
            <text:p>0.7121197</text:p>
          </table:table-cell>
          <table:table-cell table:formula="of:=[.G11]-[.F11]" office:value-type="float" office:value="-0.2878803">
            <text:p>-0.2878803</text:p>
          </table:table-cell>
          <table:table-cell table:formula="of:=[.$I$6] * [.E11]" office:value-type="float" office:value="0.81">
            <text:p>0.81</text:p>
          </table:table-cell>
          <table:table-cell table:formula="of:=[.I11] - [.G11]" office:value-type="float" office:value="0.0978802999999999">
            <text:p>0.097880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600000000">
            <text:p>1600000000</text:p>
          </table:table-cell>
          <table:table-cell office:value-type="float" office:value="1">
            <text:p>1</text:p>
          </table:table-cell>
          <table:table-cell table:formula="of:=[.$I$3] + [.$I$4] * [.D12] + [.$I$5] * [.E12]" office:value-type="float" office:value="1.4272708">
            <text:p>1.4272708</text:p>
          </table:table-cell>
          <table:table-cell table:formula="of:=[.G12]-[.F12]" office:value-type="float" office:value="0.4272708">
            <text:p>0.4272708</text:p>
          </table:table-cell>
          <table:table-cell table:formula="of:=[.$I$6] * [.E12]" office:value-type="float" office:value="1.44">
            <text:p>1.44</text:p>
          </table:table-cell>
          <table:table-cell table:formula="of:=[.I12] - [.G12]" office:value-type="float" office:value="0.0127291999999999">
            <text:p>0.01272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2500000000">
            <text:p>2500000000</text:p>
          </table:table-cell>
          <table:table-cell office:value-type="float" office:value="2">
            <text:p>2</text:p>
          </table:table-cell>
          <table:table-cell table:formula="of:=[.$I$3] + [.$I$4] * [.D13] + [.$I$5] * [.E13]" office:value-type="float" office:value="2.3090885">
            <text:p>2.3090885</text:p>
          </table:table-cell>
          <table:table-cell table:formula="of:=[.G13]-[.F13]" office:value-type="float" office:value="0.3090885">
            <text:p>0.3090885</text:p>
          </table:table-cell>
          <table:table-cell table:formula="of:=[.$I$6] * [.E13]" office:value-type="float" office:value="2.25">
            <text:p>2.25</text:p>
          </table:table-cell>
          <table:table-cell table:formula="of:=[.I13] - [.G13]" office:value-type="float" office:value="-0.0590885000000001">
            <text:p>-0.05908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office:value-type="float" office:value="3600000000">
            <text:p>3600000000</text:p>
          </table:table-cell>
          <table:table-cell office:value-type="float" office:value="3">
            <text:p>3</text:p>
          </table:table-cell>
          <table:table-cell table:formula="of:=[.$I$3] + [.$I$4] * [.D14] + [.$I$5] * [.E14]" office:value-type="float" office:value="3.3575728">
            <text:p>3.3575728</text:p>
          </table:table-cell>
          <table:table-cell table:formula="of:=[.G14]-[.F14]" office:value-type="float" office:value="0.3575728">
            <text:p>0.3575728</text:p>
          </table:table-cell>
          <table:table-cell table:formula="of:=[.$I$6] * [.E14]" office:value-type="float" office:value="3.24">
            <text:p>3.24</text:p>
          </table:table-cell>
          <table:table-cell table:formula="of:=[.I14] - [.G14]" office:value-type="float" office:value="-0.1175728">
            <text:p>-0.11757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office:value-type="float" office:value="4900000000">
            <text:p>4900000000</text:p>
          </table:table-cell>
          <table:table-cell office:value-type="float" office:value="5">
            <text:p>5</text:p>
          </table:table-cell>
          <table:table-cell table:formula="of:=[.$I$3] + [.$I$4] * [.D15] + [.$I$5] * [.E15]" office:value-type="float" office:value="4.5727237">
            <text:p>4.5727237</text:p>
          </table:table-cell>
          <table:table-cell table:formula="of:=[.G15]-[.F15]" office:value-type="float" office:value="-0.4272763">
            <text:p>-0.4272763</text:p>
          </table:table-cell>
          <table:table-cell table:formula="of:=[.$I$6] * [.E15]" office:value-type="float" office:value="4.41">
            <text:p>4.41</text:p>
          </table:table-cell>
          <table:table-cell table:formula="of:=[.I15] - [.G15]" office:value-type="float" office:value="-0.1627237">
            <text:p>-0.162723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office:value-type="float" office:value="6400000000">
            <text:p>6400000000</text:p>
          </table:table-cell>
          <table:table-cell office:value-type="float" office:value="7">
            <text:p>7</text:p>
          </table:table-cell>
          <table:table-cell table:formula="of:=[.$I$3] + [.$I$4] * [.D16] + [.$I$5] * [.E16]" office:value-type="float" office:value="5.9545412">
            <text:p>5.9545412</text:p>
          </table:table-cell>
          <table:table-cell table:formula="of:=[.G16]-[.F16]" office:value-type="float" office:value="-1.0454588">
            <text:p>-1.0454588</text:p>
          </table:table-cell>
          <table:table-cell table:formula="of:=[.$I$6] * [.E16]" office:value-type="float" office:value="5.76">
            <text:p>5.76</text:p>
          </table:table-cell>
          <table:table-cell table:formula="of:=[.I16] - [.G16]" office:value-type="float" office:value="-0.194541200000001">
            <text:p>-0.19454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office:value-type="float" office:value="8100000000">
            <text:p>8100000000</text:p>
          </table:table-cell>
          <table:table-cell office:value-type="float" office:value="7">
            <text:p>7</text:p>
          </table:table-cell>
          <table:table-cell table:formula="of:=[.$I$3] + [.$I$4] * [.D17] + [.$I$5] * [.E17]" office:value-type="float" office:value="7.5030253">
            <text:p>7.5030253</text:p>
          </table:table-cell>
          <table:table-cell table:formula="of:=[.G17]-[.F17]" office:value-type="float" office:value="0.5030253">
            <text:p>0.5030253</text:p>
          </table:table-cell>
          <table:table-cell table:formula="of:=[.$I$6] * [.E17]" office:value-type="float" office:value="7.29">
            <text:p>7.29</text:p>
          </table:table-cell>
          <table:table-cell table:formula="of:=[.I17] - [.G17]" office:value-type="float" office:value="-0.2130253">
            <text:p>-0.21302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0000000000">
            <text:p>10000000000</text:p>
          </table:table-cell>
          <table:table-cell office:value-type="float" office:value="9">
            <text:p>9</text:p>
          </table:table-cell>
          <table:table-cell table:formula="of:=[.$I$3] + [.$I$4] * [.D18] + [.$I$5] * [.E18]" office:value-type="float" office:value="9.218176">
            <text:p>9.218176</text:p>
          </table:table-cell>
          <table:table-cell table:formula="of:=[.G18]-[.F18]" office:value-type="float" office:value="0.218176">
            <text:p>0.218176</text:p>
          </table:table-cell>
          <table:table-cell table:formula="of:=[.$I$6] * [.E18]" office:value-type="float" office:value="9">
            <text:p>9</text:p>
          </table:table-cell>
          <table:table-cell table:formula="of:=[.I18] - [.G18]" office:value-type="float" office:value="-0.218176">
            <text:p>-0.218176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>
            <draw:frame table:end-cell-address="'Timing ans select'.J41" table:end-x="0.5063in" table:end-y="0.0937in" draw:z-index="0" draw:style-name="gr1" draw:text-style-name="P1" svg:width="7.9224in" svg:height="4.3177in" svg:x="0.1413in" svg:y="0.2075in">
              <draw:object draw:notify-on-update-of-ranges="'Timing ans select'.D9:'Timing ans select'.D18 'Timing ans select'.F8:'Timing ans select'.F8 'Timing ans select'.F9:'Timing ans select'.F18 'Timing ans select'.D9:'Timing ans select'.D18 'Timing ans select'.G8:'Timing ans select'.G8 'Timing ans select'.G9:'Timing ans select'.G18 'Timing ans select'.D9:'Timing ans select'.D18 'Timing ans select'.I8:'Timing ans select'.I8 'Timing ans select'.I9:'Timing ans select'.I18 'Timing ans select'.D9:'Timing ans select'.D18 'Timing ans select'.J8:'Timing ans select'.J8 'Timing ans select'.J9:'Timing ans select'.J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 ans bubble" table:style-name="ta1" table:print="false"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rational analysis for Bubble sort</text:p>
          </table:table-cell>
          <table:table-cell table:number-columns-repeated="3"/>
          <table:table-cell office:value-type="string">
            <text:p>C0</text:p>
          </table:table-cell>
          <table:table-cell office:value-type="float" office:value="749884">
            <text:p>74988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-5471.74">
            <text:p>-5.47E+00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153789">
            <text:p>1.54E-00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0000000">
            <text:p>100000000</text:p>
          </table:table-cell>
          <table:table-cell office:value-type="float" office:value="105205">
            <text:p>105205</text:p>
          </table:table-cell>
          <table:table-cell table:formula="of:=[.$I$3] + [.$I$4] * [.D9] + [.$I$5] * [.E9]" office:value-type="float" office:value="356499">
            <text:p>356499</text:p>
          </table:table-cell>
          <table:table-cell table:formula="of:=[.G9]-[.F9]" office:value-type="float" office:value="251294">
            <text:p>251294</text:p>
          </table:table-cell>
          <table:table-cell table:formula="of:=[.$I$6] * [.E9]" office:value-type="float" office:value="200000">
            <text:p>200000</text:p>
          </table:table-cell>
          <table:table-cell table:formula="of:=[.I9] - [.G9]" office:value-type="float" office:value="-156499">
            <text:p>-15649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00000000">
            <text:p>400000000</text:p>
          </table:table-cell>
          <table:table-cell office:value-type="float" office:value="385911">
            <text:p>385911</text:p>
          </table:table-cell>
          <table:table-cell table:formula="of:=[.$I$3] + [.$I$4] * [.D10] + [.$I$5] * [.E10]" office:value-type="float" office:value="270692">
            <text:p>270692</text:p>
          </table:table-cell>
          <table:table-cell table:formula="of:=[.G10]-[.F10]" office:value-type="float" office:value="-115219">
            <text:p>-115219</text:p>
          </table:table-cell>
          <table:table-cell table:formula="of:=[.$I$6] * [.E10]" office:value-type="float" office:value="800000">
            <text:p>800000</text:p>
          </table:table-cell>
          <table:table-cell table:formula="of:=[.I10] - [.G10]" office:value-type="float" office:value="529308">
            <text:p>5293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900000000">
            <text:p>900000000</text:p>
          </table:table-cell>
          <table:table-cell office:value-type="float" office:value="940952">
            <text:p>940952</text:p>
          </table:table-cell>
          <table:table-cell table:formula="of:=[.$I$3] + [.$I$4] * [.D11] + [.$I$5] * [.E11]" office:value-type="float" office:value="492463">
            <text:p>492463</text:p>
          </table:table-cell>
          <table:table-cell table:formula="of:=[.G11]-[.F11]" office:value-type="float" office:value="-448489">
            <text:p>-448489</text:p>
          </table:table-cell>
          <table:table-cell table:formula="of:=[.$I$6] * [.E11]" office:value-type="float" office:value="1800000">
            <text:p>1800000</text:p>
          </table:table-cell>
          <table:table-cell table:formula="of:=[.I11] - [.G11]" office:value-type="float" office:value="1307537">
            <text:p>130753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600000000">
            <text:p>1600000000</text:p>
          </table:table-cell>
          <table:table-cell office:value-type="float" office:value="1597039">
            <text:p>1597039</text:p>
          </table:table-cell>
          <table:table-cell table:formula="of:=[.$I$3] + [.$I$4] * [.D12] + [.$I$5] * [.E12]" office:value-type="float" office:value="1021812">
            <text:p>1021812</text:p>
          </table:table-cell>
          <table:table-cell table:formula="of:=[.G12]-[.F12]" office:value-type="float" office:value="-575227">
            <text:p>-575227</text:p>
          </table:table-cell>
          <table:table-cell table:formula="of:=[.$I$6] * [.E12]" office:value-type="float" office:value="3200000">
            <text:p>3200000</text:p>
          </table:table-cell>
          <table:table-cell table:formula="of:=[.I12] - [.G12]" office:value-type="float" office:value="2178188">
            <text:p>21781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500000000">
            <text:p>2500000000</text:p>
          </table:table-cell>
          <table:table-cell office:value-type="float" office:value="759933">
            <text:p>759933</text:p>
          </table:table-cell>
          <table:table-cell table:formula="of:=[.$I$3] + [.$I$4] * [.D13] + [.$I$5] * [.E13]" office:value-type="float" office:value="1858739">
            <text:p>1858739</text:p>
          </table:table-cell>
          <table:table-cell table:formula="of:=[.G13]-[.F13]" office:value-type="float" office:value="1098806">
            <text:p>1098806</text:p>
          </table:table-cell>
          <table:table-cell table:formula="of:=[.$I$6] * [.E13]" office:value-type="float" office:value="5000000">
            <text:p>5000000</text:p>
          </table:table-cell>
          <table:table-cell table:formula="of:=[.I13] - [.G13]" office:value-type="float" office:value="3141261">
            <text:p>31412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600000000">
            <text:p>3600000000</text:p>
          </table:table-cell>
          <table:table-cell office:value-type="float" office:value="2476167">
            <text:p>2476167</text:p>
          </table:table-cell>
          <table:table-cell table:formula="of:=[.$I$3] + [.$I$4] * [.D14] + [.$I$5] * [.E14]" office:value-type="float" office:value="3003244">
            <text:p>3003244</text:p>
          </table:table-cell>
          <table:table-cell table:formula="of:=[.G14]-[.F14]" office:value-type="float" office:value="527077">
            <text:p>527077</text:p>
          </table:table-cell>
          <table:table-cell table:formula="of:=[.$I$6] * [.E14]" office:value-type="float" office:value="7200000">
            <text:p>7200000</text:p>
          </table:table-cell>
          <table:table-cell table:formula="of:=[.I14] - [.G14]" office:value-type="float" office:value="4196756">
            <text:p>419675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4900000000">
            <text:p>4900000000</text:p>
          </table:table-cell>
          <table:table-cell office:value-type="float" office:value="4965191">
            <text:p>4965191</text:p>
          </table:table-cell>
          <table:table-cell table:formula="of:=[.$I$3] + [.$I$4] * [.D15] + [.$I$5] * [.E15]" office:value-type="float" office:value="4455327">
            <text:p>4455327</text:p>
          </table:table-cell>
          <table:table-cell table:formula="of:=[.G15]-[.F15]" office:value-type="float" office:value="-509864">
            <text:p>-509864</text:p>
          </table:table-cell>
          <table:table-cell table:formula="of:=[.$I$6] * [.E15]" office:value-type="float" office:value="9800000">
            <text:p>9800000</text:p>
          </table:table-cell>
          <table:table-cell table:formula="of:=[.I15] - [.G15]" office:value-type="float" office:value="5344673">
            <text:p>534467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6400000000">
            <text:p>6400000000</text:p>
          </table:table-cell>
          <table:table-cell office:value-type="float" office:value="6610134">
            <text:p>6610134</text:p>
          </table:table-cell>
          <table:table-cell table:formula="of:=[.$I$3] + [.$I$4] * [.D16] + [.$I$5] * [.E16]" office:value-type="float" office:value="6214988">
            <text:p>6214988</text:p>
          </table:table-cell>
          <table:table-cell table:formula="of:=[.G16]-[.F16]" office:value-type="float" office:value="-395146">
            <text:p>-395146</text:p>
          </table:table-cell>
          <table:table-cell table:formula="of:=[.$I$6] * [.E16]" office:value-type="float" office:value="12800000">
            <text:p>12800000</text:p>
          </table:table-cell>
          <table:table-cell table:formula="of:=[.I16] - [.G16]" office:value-type="float" office:value="6585012">
            <text:p>65850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8100000000">
            <text:p>8100000000</text:p>
          </table:table-cell>
          <table:table-cell office:value-type="float" office:value="8314099">
            <text:p>8314099</text:p>
          </table:table-cell>
          <table:table-cell table:formula="of:=[.$I$3] + [.$I$4] * [.D17] + [.$I$5] * [.E17]" office:value-type="float" office:value="8282227">
            <text:p>8282227</text:p>
          </table:table-cell>
          <table:table-cell table:formula="of:=[.G17]-[.F17]" office:value-type="float" office:value="-31872">
            <text:p>-31872</text:p>
          </table:table-cell>
          <table:table-cell table:formula="of:=[.$I$6] * [.E17]" office:value-type="float" office:value="16200000">
            <text:p>16200000</text:p>
          </table:table-cell>
          <table:table-cell table:formula="of:=[.I17] - [.G17]" office:value-type="float" office:value="7917773">
            <text:p>791777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000">
            <text:p>10000000000</text:p>
          </table:table-cell>
          <table:table-cell office:value-type="float" office:value="10458553">
            <text:p>10458553</text:p>
          </table:table-cell>
          <table:table-cell table:formula="of:=[.$I$3] + [.$I$4] * [.D18] + [.$I$5] * [.E18]" office:value-type="float" office:value="10657044">
            <text:p>10657044</text:p>
          </table:table-cell>
          <table:table-cell table:formula="of:=[.G18]-[.F18]" office:value-type="float" office:value="198491">
            <text:p>198491</text:p>
          </table:table-cell>
          <table:table-cell table:formula="of:=[.$I$6] * [.E18]" office:value-type="float" office:value="20000000">
            <text:p>20000000</text:p>
          </table:table-cell>
          <table:table-cell table:formula="of:=[.I18] - [.G18]" office:value-type="float" office:value="9342956">
            <text:p>9342956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>
            <draw:frame table:end-cell-address="'Operational ans bubble'.J41" table:end-x="0.5063in" table:end-y="0.0937in" draw:z-index="0" draw:style-name="gr1" draw:text-style-name="P1" svg:width="7.9224in" svg:height="4.3177in" svg:x="0.1413in" svg:y="0.2075in">
              <draw:object draw:notify-on-update-of-ranges="'Operational ans bubble'.D9:'Operational ans bubble'.D18 'Operational ans bubble'.F8:'Operational ans bubble'.F8 'Operational ans bubble'.F9:'Operational ans bubble'.F18 'Operational ans bubble'.D9:'Operational ans bubble'.D18 'Operational ans bubble'.G8:'Operational ans bubble'.G8 'Operational ans bubble'.G9:'Operational ans bubble'.G18 'Operational ans bubble'.D9:'Operational ans bubble'.D18 'Operational ans bubble'.I8:'Operational ans bubble'.I8 'Operational ans bubble'.I9:'Operational ans bubble'.I18 'Operational ans bubble'.D9:'Operational ans bubble'.D18 'Operational ans bubble'.J8:'Operational ans bubble'.J8 'Operational ans bubble'.J9:'Operational ans bubble'.J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 ans select" table:style-name="ta1" table:print="false"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rational analysis for select sort</text:p>
          </table:table-cell>
          <table:table-cell table:number-columns-repeated="3"/>
          <table:table-cell office:value-type="string">
            <text:p>C0</text:p>
          </table:table-cell>
          <table:table-cell office:value-type="float" office:value="121703">
            <text:p>12170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96.1785">
            <text:p>9.62E+00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0274842">
            <text:p>2.75E-00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0.0003">
            <text:p>0.000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0000000">
            <text:p>100000000</text:p>
          </table:table-cell>
          <table:table-cell office:value-type="float" office:value="31911">
            <text:p>31911</text:p>
          </table:table-cell>
          <table:table-cell table:formula="of:=[.$I$3] + [.$I$4] * [.D9] + [.$I$5] * [.E9]" office:value-type="float" office:value="158805.05">
            <text:p>158805.05</text:p>
          </table:table-cell>
          <table:table-cell table:formula="of:=[.G9]-[.F9]" office:value-type="float" office:value="126894.05">
            <text:p>126894.05</text:p>
          </table:table-cell>
          <table:table-cell table:formula="of:=[.$I$6] * [.E9]" office:value-type="float" office:value="30000">
            <text:p>30000</text:p>
          </table:table-cell>
          <table:table-cell table:formula="of:=[.I9] - [.G9]" office:value-type="float" office:value="-128805.05">
            <text:p>-128805.0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00000000">
            <text:p>400000000</text:p>
          </table:table-cell>
          <table:table-cell office:value-type="float" office:value="123920">
            <text:p>123920</text:p>
          </table:table-cell>
          <table:table-cell table:formula="of:=[.$I$3] + [.$I$4] * [.D10] + [.$I$5] * [.E10]" office:value-type="float" office:value="250875.5">
            <text:p>250875.5</text:p>
          </table:table-cell>
          <table:table-cell table:formula="of:=[.G10]-[.F10]" office:value-type="float" office:value="126955.5">
            <text:p>126955.5</text:p>
          </table:table-cell>
          <table:table-cell table:formula="of:=[.$I$6] * [.E10]" office:value-type="float" office:value="120000">
            <text:p>120000</text:p>
          </table:table-cell>
          <table:table-cell table:formula="of:=[.I10] - [.G10]" office:value-type="float" office:value="-130875.5">
            <text:p>-130875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900000000">
            <text:p>900000000</text:p>
          </table:table-cell>
          <table:table-cell office:value-type="float" office:value="940952">
            <text:p>940952</text:p>
          </table:table-cell>
          <table:table-cell table:formula="of:=[.$I$3] + [.$I$4] * [.D11] + [.$I$5] * [.E11]" office:value-type="float" office:value="397914.35">
            <text:p>397914.35</text:p>
          </table:table-cell>
          <table:table-cell table:formula="of:=[.G11]-[.F11]" office:value-type="float" office:value="-543037.65">
            <text:p>-543037.65</text:p>
          </table:table-cell>
          <table:table-cell table:formula="of:=[.$I$6] * [.E11]" office:value-type="float" office:value="270000">
            <text:p>270000</text:p>
          </table:table-cell>
          <table:table-cell table:formula="of:=[.I11] - [.G11]" office:value-type="float" office:value="-127914.35">
            <text:p>-127914.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600000000">
            <text:p>1600000000</text:p>
          </table:table-cell>
          <table:table-cell office:value-type="float" office:value="488031">
            <text:p>488031</text:p>
          </table:table-cell>
          <table:table-cell table:formula="of:=[.$I$3] + [.$I$4] * [.D12] + [.$I$5] * [.E12]" office:value-type="float" office:value="599921.6">
            <text:p>599921.6</text:p>
          </table:table-cell>
          <table:table-cell table:formula="of:=[.G12]-[.F12]" office:value-type="float" office:value="111890.6">
            <text:p>111890.6</text:p>
          </table:table-cell>
          <table:table-cell table:formula="of:=[.$I$6] * [.E12]" office:value-type="float" office:value="480000">
            <text:p>480000</text:p>
          </table:table-cell>
          <table:table-cell table:formula="of:=[.I12] - [.G12]" office:value-type="float" office:value="-119921.6">
            <text:p>-119921.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500000000">
            <text:p>2500000000</text:p>
          </table:table-cell>
          <table:table-cell office:value-type="float" office:value="759933">
            <text:p>759933</text:p>
          </table:table-cell>
          <table:table-cell table:formula="of:=[.$I$3] + [.$I$4] * [.D13] + [.$I$5] * [.E13]" office:value-type="float" office:value="856897.25">
            <text:p>856897.25</text:p>
          </table:table-cell>
          <table:table-cell table:formula="of:=[.G13]-[.F13]" office:value-type="float" office:value="96964.25">
            <text:p>96964.25</text:p>
          </table:table-cell>
          <table:table-cell table:formula="of:=[.$I$6] * [.E13]" office:value-type="float" office:value="750000">
            <text:p>750000</text:p>
          </table:table-cell>
          <table:table-cell table:formula="of:=[.I13] - [.G13]" office:value-type="float" office:value="-106897.25">
            <text:p>-106897.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600000000">
            <text:p>3600000000</text:p>
          </table:table-cell>
          <table:table-cell office:value-type="float" office:value="1092540">
            <text:p>1092540</text:p>
          </table:table-cell>
          <table:table-cell table:formula="of:=[.$I$3] + [.$I$4] * [.D14] + [.$I$5] * [.E14]" office:value-type="float" office:value="1168841.3">
            <text:p>1168841.3</text:p>
          </table:table-cell>
          <table:table-cell table:formula="of:=[.G14]-[.F14]" office:value-type="float" office:value="76301.3000000001">
            <text:p>76301.3000000001</text:p>
          </table:table-cell>
          <table:table-cell table:formula="of:=[.$I$6] * [.E14]" office:value-type="float" office:value="1080000">
            <text:p>1080000</text:p>
          </table:table-cell>
          <table:table-cell table:formula="of:=[.I14] - [.G14]" office:value-type="float" office:value="-88841.3">
            <text:p>-88841.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4900000000">
            <text:p>4900000000</text:p>
          </table:table-cell>
          <table:table-cell office:value-type="float" office:value="1484427">
            <text:p>1484427</text:p>
          </table:table-cell>
          <table:table-cell table:formula="of:=[.$I$3] + [.$I$4] * [.D15] + [.$I$5] * [.E15]" office:value-type="float" office:value="1535753.75">
            <text:p>1535753.75</text:p>
          </table:table-cell>
          <table:table-cell table:formula="of:=[.G15]-[.F15]" office:value-type="float" office:value="51326.75">
            <text:p>51326.75</text:p>
          </table:table-cell>
          <table:table-cell table:formula="of:=[.$I$6] * [.E15]" office:value-type="float" office:value="1470000">
            <text:p>1470000</text:p>
          </table:table-cell>
          <table:table-cell table:formula="of:=[.I15] - [.G15]" office:value-type="float" office:value="-65753.7499999998">
            <text:p>-65753.74999999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6400000000">
            <text:p>6400000000</text:p>
          </table:table-cell>
          <table:table-cell office:value-type="float" office:value="1936488">
            <text:p>1936488</text:p>
          </table:table-cell>
          <table:table-cell table:formula="of:=[.$I$3] + [.$I$4] * [.D16] + [.$I$5] * [.E16]" office:value-type="float" office:value="1957634.6">
            <text:p>1957634.6</text:p>
          </table:table-cell>
          <table:table-cell table:formula="of:=[.G16]-[.F16]" office:value-type="float" office:value="21146.6000000001">
            <text:p>21146.6000000001</text:p>
          </table:table-cell>
          <table:table-cell table:formula="of:=[.$I$6] * [.E16]" office:value-type="float" office:value="1920000">
            <text:p>1920000</text:p>
          </table:table-cell>
          <table:table-cell table:formula="of:=[.I16] - [.G16]" office:value-type="float" office:value="-37634.5999999999">
            <text:p>-37634.599999999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8100000000">
            <text:p>8100000000</text:p>
          </table:table-cell>
          <table:table-cell office:value-type="float" office:value="2448510">
            <text:p>2448510</text:p>
          </table:table-cell>
          <table:table-cell table:formula="of:=[.$I$3] + [.$I$4] * [.D17] + [.$I$5] * [.E17]" office:value-type="float" office:value="2434483.85">
            <text:p>2434483.85</text:p>
          </table:table-cell>
          <table:table-cell table:formula="of:=[.G17]-[.F17]" office:value-type="float" office:value="-14026.1499999999">
            <text:p>-14026.1499999999</text:p>
          </table:table-cell>
          <table:table-cell table:formula="of:=[.$I$6] * [.E17]" office:value-type="float" office:value="2430000">
            <text:p>2430000</text:p>
          </table:table-cell>
          <table:table-cell table:formula="of:=[.I17] - [.G17]" office:value-type="float" office:value="-4483.85000000009">
            <text:p>-4483.85000000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000">
            <text:p>10000000000</text:p>
          </table:table-cell>
          <table:table-cell office:value-type="float" office:value="3020700">
            <text:p>3020700</text:p>
          </table:table-cell>
          <table:table-cell table:formula="of:=[.$I$3] + [.$I$4] * [.D18] + [.$I$5] * [.E18]" office:value-type="float" office:value="2966301.5">
            <text:p>2966301.5</text:p>
          </table:table-cell>
          <table:table-cell table:formula="of:=[.G18]-[.F18]" office:value-type="float" office:value="-54398.5">
            <text:p>-54398.5</text:p>
          </table:table-cell>
          <table:table-cell table:formula="of:=[.$I$6] * [.E18]" office:value-type="float" office:value="3000000">
            <text:p>3000000</text:p>
          </table:table-cell>
          <table:table-cell table:formula="of:=[.I18] - [.G18]" office:value-type="float" office:value="33698.5000000005">
            <text:p>33698.5000000005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>
            <draw:frame table:end-cell-address="'Operational ans select'.J41" table:end-x="0.5063in" table:end-y="0.0937in" draw:z-index="0" draw:style-name="gr1" draw:text-style-name="P1" svg:width="7.9224in" svg:height="4.3177in" svg:x="0.1413in" svg:y="0.2075in">
              <draw:object draw:notify-on-update-of-ranges="'Operational ans select'.D9:'Operational ans select'.D18 'Operational ans select'.F8:'Operational ans select'.F8 'Operational ans select'.F9:'Operational ans select'.F18 'Operational ans select'.D9:'Operational ans select'.D18 'Operational ans select'.G8:'Operational ans select'.G8 'Operational ans select'.G9:'Operational ans select'.G18 'Operational ans select'.D9:'Operational ans select'.D18 'Operational ans select'.I8:'Operational ans select'.I8 'Operational ans select'.I9:'Operational ans select'.I18 'Operational ans select'.D9:'Operational ans select'.D18 'Operational ans select'.J8:'Operational ans select'.J8 'Operational ans select'.J9:'Operational ans select'.J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3">11/03/2023</text:date>, <text:time>13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1-01T23:06:19.82</meta:creation-date>
    <dc:date>2023-11-03T13:55:32.12</dc:date>
    <dc:creator>Eduardo Murillo</dc:creator>
    <meta:editing-duration>PT1H31M2S</meta:editing-duration>
    <meta:editing-cycles>15</meta:editing-cycles>
    <meta:generator>OpenOffice/4.1.14$Win32 OpenOffice.org_project/4114m1$Build-9811</meta:generator>
    <meta:document-statistic meta:table-count="4" meta:cell-count="4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87cm" svg:height="11.494cm" xlink:href=".." xlink:type="simple" chart:class="chart:scatter" chart:style-name="ch1">
        <chart:legend chart:legend-position="end" svg:x="17.335cm" svg:y="4.649cm" style:legend-expansion="high" chart:style-name="ch2"/>
        <chart:plot-area chart:style-name="ch3" table:cell-range-address="'Timing ans bubble'.D9:'Timing ans bubble'.D18 'Timing ans bubble'.F8:'Timing ans bubble'.G18 'Timing ans bubble'.I8:'Timing ans bubble'.J18" chart:data-source-has-labels="row" svg:x="1.381cm" svg:y="0.739cm" svg:width="14.497cm" svg:height="9.388cm">
          <chartooo:coordinate-region svg:x="2.002cm" svg:y="0.951cm" svg:width="13.319cm" svg:height="8.5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ing ans bubble'.F9:'Timing ans bubble'.F18" chart:label-cell-address="'Timing ans bubble'.F8:'Timing ans bubble'.F8" chart:class="chart:scatter">
            <chart:domain table:cell-range-address="'Timing ans bubble'.D9:'Timing ans bubble'.D18"/>
            <chart:data-point chart:repeated="10"/>
          </chart:series>
          <chart:series chart:style-name="ch7" chart:values-cell-range-address="'Timing ans bubble'.G9:'Timing ans bubble'.G18" chart:label-cell-address="'Timing ans bubble'.G8:'Timing ans bubble'.G8" chart:class="chart:scatter">
            <chart:data-point chart:repeated="10"/>
          </chart:series>
          <chart:series chart:style-name="ch8" chart:values-cell-range-address="'Timing ans bubble'.I9:'Timing ans bubble'.I18" chart:label-cell-address="'Timing ans bubble'.I8:'Timing ans bubble'.I8" chart:class="chart:scatter">
            <chart:data-point chart:repeated="10"/>
          </chart:series>
          <chart:series chart:style-name="ch9" chart:values-cell-range-address="'Timing ans bubble'.J9:'Timing ans bubble'.J18" chart:label-cell-address="'Timing ans bubble'.J8:'Timing ans bubble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Timing ans bubble'.F8:'Timing ans bubble'.F8</svg:desc>
                </draw:g>
              </table:table-cell>
              <table:table-cell office:value-type="string">
                <text:p>f'(n)</text:p>
                <draw:g>
                  <svg:desc>'Timing ans bubble'.G8:'Timing ans bubble'.G8</svg:desc>
                </draw:g>
              </table:table-cell>
              <table:table-cell office:value-type="string">
                <text:p>BigO</text:p>
                <draw:g>
                  <svg:desc>'Timing ans bubble'.I8:'Timing ans bubble'.I8</svg:desc>
                </draw:g>
              </table:table-cell>
              <table:table-cell office:value-type="string">
                <text:p>Difference</text:p>
                <draw:g>
                  <svg:desc>'Timing ans bubble'.J8:'Timing ans bubbl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Timing ans bubble'.D9:'Timing ans bubble'.D18</svg:desc>
                </draw:g>
              </table:table-cell>
              <table:table-cell office:value-type="float" office:value="0">
                <text:p>0</text:p>
                <draw:g>
                  <svg:desc>'Timing ans bubble'.F9:'Timing ans bubble'.F18</svg:desc>
                </draw:g>
              </table:table-cell>
              <table:table-cell office:value-type="float" office:value="0.381817643057">
                <text:p>0.381817643057</text:p>
                <draw:g>
                  <svg:desc>'Timing ans bubble'.G9:'Timing ans bubble'.G18</svg:desc>
                </draw:g>
              </table:table-cell>
              <table:table-cell office:value-type="float" office:value="0.4">
                <text:p>0.4</text:p>
                <draw:g>
                  <svg:desc>'Timing ans bubble'.I9:'Timing ans bubble'.I18</svg:desc>
                </draw:g>
              </table:table-cell>
              <table:table-cell office:value-type="float" office:value="0.018182356943">
                <text:p>0.018182356943</text:p>
                <draw:g>
                  <svg:desc>'Timing ans bubble'.J9:'Timing ans bubble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1.369695543057">
                <text:p>1.369695543057</text:p>
              </table:table-cell>
              <table:table-cell office:value-type="float" office:value="1.6">
                <text:p>1.6</text:p>
              </table:table-cell>
              <table:table-cell office:value-type="float" office:value="0.230304456943">
                <text:p>0.230304456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  <table:table-cell office:value-type="float" office:value="2.963633443057">
                <text:p>2.963633443057</text:p>
              </table:table-cell>
              <table:table-cell office:value-type="float" office:value="3.6">
                <text:p>3.6</text:p>
              </table:table-cell>
              <table:table-cell office:value-type="float" office:value="0.636366556943">
                <text:p>0.636366556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  <table:table-cell office:value-type="float" office:value="5.163631343057">
                <text:p>5.163631343057</text:p>
              </table:table-cell>
              <table:table-cell office:value-type="float" office:value="6.4">
                <text:p>6.4</text:p>
              </table:table-cell>
              <table:table-cell office:value-type="float" office:value="1.236368656943">
                <text:p>1.236368656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8">
                <text:p>8</text:p>
              </table:table-cell>
              <table:table-cell office:value-type="float" office:value="7.969689243057">
                <text:p>7.969689243057</text:p>
              </table:table-cell>
              <table:table-cell office:value-type="float" office:value="10">
                <text:p>10</text:p>
              </table:table-cell>
              <table:table-cell office:value-type="float" office:value="2.030310756943">
                <text:p>2.030310756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11">
                <text:p>11</text:p>
              </table:table-cell>
              <table:table-cell office:value-type="float" office:value="11.381807143057">
                <text:p>11.381807143057</text:p>
              </table:table-cell>
              <table:table-cell office:value-type="float" office:value="14.4">
                <text:p>14.4</text:p>
              </table:table-cell>
              <table:table-cell office:value-type="float" office:value="3.018192856943">
                <text:p>3.018192856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15">
                <text:p>15</text:p>
              </table:table-cell>
              <table:table-cell office:value-type="float" office:value="15.399985043057">
                <text:p>15.399985043057</text:p>
              </table:table-cell>
              <table:table-cell office:value-type="float" office:value="19.6">
                <text:p>19.6</text:p>
              </table:table-cell>
              <table:table-cell office:value-type="float" office:value="4.200014956943">
                <text:p>4.200014956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21">
                <text:p>21</text:p>
              </table:table-cell>
              <table:table-cell office:value-type="float" office:value="20.024222943057">
                <text:p>20.024222943057</text:p>
              </table:table-cell>
              <table:table-cell office:value-type="float" office:value="25.6">
                <text:p>25.6</text:p>
              </table:table-cell>
              <table:table-cell office:value-type="float" office:value="5.575777056943">
                <text:p>5.575777056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25">
                <text:p>25</text:p>
              </table:table-cell>
              <table:table-cell office:value-type="float" office:value="25.254520843057">
                <text:p>25.254520843057</text:p>
              </table:table-cell>
              <table:table-cell office:value-type="float" office:value="32.4">
                <text:p>32.4</text:p>
              </table:table-cell>
              <table:table-cell office:value-type="float" office:value="7.145479156943">
                <text:p>7.145479156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1">
                <text:p>31</text:p>
              </table:table-cell>
              <table:table-cell office:value-type="float" office:value="31.090878743057">
                <text:p>31.090878743057</text:p>
              </table:table-cell>
              <table:table-cell office:value-type="float" office:value="40">
                <text:p>40</text:p>
              </table:table-cell>
              <table:table-cell office:value-type="float" office:value="8.909121256943">
                <text:p>8.909121256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24cm" svg:height="10.968cm" xlink:href=".." xlink:type="simple" chart:class="chart:scatter" chart:style-name="ch1">
        <chart:legend chart:legend-position="end" svg:x="17.272cm" svg:y="4.386cm" style:legend-expansion="high" chart:style-name="ch2"/>
        <chart:plot-area chart:style-name="ch3" table:cell-range-address="'Timing ans select'.D9:'Timing ans select'.D18 'Timing ans select'.F8:'Timing ans select'.G18 'Timing ans select'.I8:'Timing ans select'.J18" chart:data-source-has-labels="row" svg:x="0.852cm" svg:y="1.011cm" svg:width="15.616cm" svg:height="9.318cm">
          <chartooo:coordinate-region svg:x="1.473cm" svg:y="1.223cm" svg:width="14.439cm" svg:height="8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ing ans select'.F9:'Timing ans select'.F18" chart:label-cell-address="'Timing ans select'.F8:'Timing ans select'.F8" chart:class="chart:scatter">
            <chart:domain table:cell-range-address="'Timing ans select'.D9:'Timing ans select'.D18"/>
            <chart:data-point chart:repeated="10"/>
          </chart:series>
          <chart:series chart:style-name="ch7" chart:values-cell-range-address="'Timing ans select'.G9:'Timing ans select'.G18" chart:label-cell-address="'Timing ans select'.G8:'Timing ans select'.G8" chart:class="chart:scatter">
            <chart:data-point chart:repeated="10"/>
          </chart:series>
          <chart:series chart:style-name="ch8" chart:values-cell-range-address="'Timing ans select'.I9:'Timing ans select'.I18" chart:label-cell-address="'Timing ans select'.I8:'Timing ans select'.I8" chart:class="chart:scatter">
            <chart:data-point chart:repeated="10"/>
          </chart:series>
          <chart:series chart:style-name="ch9" chart:values-cell-range-address="'Timing ans select'.J9:'Timing ans select'.J18" chart:label-cell-address="'Timing ans select'.J8:'Timing ans select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Timing ans select'.F8:'Timing ans select'.F8</svg:desc>
                </draw:g>
              </table:table-cell>
              <table:table-cell office:value-type="string">
                <text:p>f'(n)</text:p>
                <draw:g>
                  <svg:desc>'Timing ans select'.G8:'Timing ans select'.G8</svg:desc>
                </draw:g>
              </table:table-cell>
              <table:table-cell office:value-type="string">
                <text:p>BigO</text:p>
                <draw:g>
                  <svg:desc>'Timing ans select'.I8:'Timing ans select'.I8</svg:desc>
                </draw:g>
              </table:table-cell>
              <table:table-cell office:value-type="string">
                <text:p>Difference</text:p>
                <draw:g>
                  <svg:desc>'Timing ans select'.J8:'Timing ans select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Timing ans select'.D9:'Timing ans select'.D18</svg:desc>
                </draw:g>
              </table:table-cell>
              <table:table-cell office:value-type="float" office:value="0">
                <text:p>0</text:p>
                <draw:g>
                  <svg:desc>'Timing ans select'.F9:'Timing ans select'.F18</svg:desc>
                </draw:g>
              </table:table-cell>
              <table:table-cell office:value-type="float" office:value="-0.2181827">
                <text:p>-0.2181827</text:p>
                <draw:g>
                  <svg:desc>'Timing ans select'.G9:'Timing ans select'.G18</svg:desc>
                </draw:g>
              </table:table-cell>
              <table:table-cell office:value-type="float" office:value="0.09">
                <text:p>0.09</text:p>
                <draw:g>
                  <svg:desc>'Timing ans select'.I9:'Timing ans select'.I18</svg:desc>
                </draw:g>
              </table:table-cell>
              <table:table-cell office:value-type="float" office:value="0.3081827">
                <text:p>0.3081827</text:p>
                <draw:g>
                  <svg:desc>'Timing ans select'.J9:'Timing ans select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.1636352">
                <text:p>0.1636352</text:p>
              </table:table-cell>
              <table:table-cell office:value-type="float" office:value="0.36">
                <text:p>0.36</text:p>
              </table:table-cell>
              <table:table-cell office:value-type="float" office:value="0.1963648">
                <text:p>0.196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">
                <text:p>1</text:p>
              </table:table-cell>
              <table:table-cell office:value-type="float" office:value="0.7121197">
                <text:p>0.7121197</text:p>
              </table:table-cell>
              <table:table-cell office:value-type="float" office:value="0.81">
                <text:p>0.81</text:p>
              </table:table-cell>
              <table:table-cell office:value-type="float" office:value="0.0978802999999999">
                <text:p>0.0978802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">
                <text:p>1</text:p>
              </table:table-cell>
              <table:table-cell office:value-type="float" office:value="1.4272708">
                <text:p>1.4272708</text:p>
              </table:table-cell>
              <table:table-cell office:value-type="float" office:value="1.44">
                <text:p>1.44</text:p>
              </table:table-cell>
              <table:table-cell office:value-type="float" office:value="0.0127291999999999">
                <text:p>0.0127291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2">
                <text:p>2</text:p>
              </table:table-cell>
              <table:table-cell office:value-type="float" office:value="2.3090885">
                <text:p>2.3090885</text:p>
              </table:table-cell>
              <table:table-cell office:value-type="float" office:value="2.25">
                <text:p>2.25</text:p>
              </table:table-cell>
              <table:table-cell office:value-type="float" office:value="-0.0590885000000001">
                <text:p>-0.0590885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3">
                <text:p>3</text:p>
              </table:table-cell>
              <table:table-cell office:value-type="float" office:value="3.3575728">
                <text:p>3.3575728</text:p>
              </table:table-cell>
              <table:table-cell office:value-type="float" office:value="3.24">
                <text:p>3.24</text:p>
              </table:table-cell>
              <table:table-cell office:value-type="float" office:value="-0.1175728">
                <text:p>-0.1175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5">
                <text:p>5</text:p>
              </table:table-cell>
              <table:table-cell office:value-type="float" office:value="4.5727237">
                <text:p>4.5727237</text:p>
              </table:table-cell>
              <table:table-cell office:value-type="float" office:value="4.41">
                <text:p>4.41</text:p>
              </table:table-cell>
              <table:table-cell office:value-type="float" office:value="-0.1627237">
                <text:p>-0.1627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7">
                <text:p>7</text:p>
              </table:table-cell>
              <table:table-cell office:value-type="float" office:value="5.9545412">
                <text:p>5.9545412</text:p>
              </table:table-cell>
              <table:table-cell office:value-type="float" office:value="5.76">
                <text:p>5.76</text:p>
              </table:table-cell>
              <table:table-cell office:value-type="float" office:value="-0.194541200000001">
                <text:p>-0.1945412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7">
                <text:p>7</text:p>
              </table:table-cell>
              <table:table-cell office:value-type="float" office:value="7.5030253">
                <text:p>7.5030253</text:p>
              </table:table-cell>
              <table:table-cell office:value-type="float" office:value="7.29">
                <text:p>7.29</text:p>
              </table:table-cell>
              <table:table-cell office:value-type="float" office:value="-0.2130253">
                <text:p>-0.2130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">
                <text:p>9</text:p>
              </table:table-cell>
              <table:table-cell office:value-type="float" office:value="9.218176">
                <text:p>9.218176</text:p>
              </table:table-cell>
              <table:table-cell office:value-type="float" office:value="9">
                <text:p>9</text:p>
              </table:table-cell>
              <table:table-cell office:value-type="float" office:value="-0.218176">
                <text:p>-0.218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24cm" svg:height="10.968cm" xlink:href=".." xlink:type="simple" chart:class="chart:scatter" chart:style-name="ch1">
        <chart:legend chart:legend-position="end" svg:x="17.272cm" svg:y="4.386cm" style:legend-expansion="high" chart:style-name="ch2"/>
        <chart:plot-area chart:style-name="ch3" table:cell-range-address="'Operational ans bubble'.D9:'Operational ans bubble'.D18 'Operational ans bubble'.F8:'Operational ans bubble'.G18 'Operational ans bubble'.I8:'Operational ans bubble'.J18" chart:data-source-has-labels="row" svg:x="0.852cm" svg:y="1.011cm" svg:width="15.616cm" svg:height="9.318cm">
          <chartooo:coordinate-region svg:x="2.585cm" svg:y="1.223cm" svg:width="13.511cm" svg:height="8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erational ans bubble'.F9:'Operational ans bubble'.F18" chart:label-cell-address="'Operational ans bubble'.F8:'Operational ans bubble'.F8" chart:class="chart:scatter">
            <chart:domain table:cell-range-address="'Operational ans bubble'.D9:'Operational ans bubble'.D18"/>
            <chart:data-point chart:repeated="10"/>
          </chart:series>
          <chart:series chart:style-name="ch7" chart:values-cell-range-address="'Operational ans bubble'.G9:'Operational ans bubble'.G18" chart:label-cell-address="'Operational ans bubble'.G8:'Operational ans bubble'.G8" chart:class="chart:scatter">
            <chart:data-point chart:repeated="10"/>
          </chart:series>
          <chart:series chart:style-name="ch8" chart:values-cell-range-address="'Operational ans bubble'.I9:'Operational ans bubble'.I18" chart:label-cell-address="'Operational ans bubble'.I8:'Operational ans bubble'.I8" chart:class="chart:scatter">
            <chart:data-point chart:repeated="10"/>
          </chart:series>
          <chart:series chart:style-name="ch9" chart:values-cell-range-address="'Operational ans bubble'.J9:'Operational ans bubble'.J18" chart:label-cell-address="'Operational ans bubble'.J8:'Operational ans bubble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Operational ans bubble'.F8:'Operational ans bubble'.F8</svg:desc>
                </draw:g>
              </table:table-cell>
              <table:table-cell office:value-type="string">
                <text:p>f'(n)</text:p>
                <draw:g>
                  <svg:desc>'Operational ans bubble'.G8:'Operational ans bubble'.G8</svg:desc>
                </draw:g>
              </table:table-cell>
              <table:table-cell office:value-type="string">
                <text:p>BigO</text:p>
                <draw:g>
                  <svg:desc>'Operational ans bubble'.I8:'Operational ans bubble'.I8</svg:desc>
                </draw:g>
              </table:table-cell>
              <table:table-cell office:value-type="string">
                <text:p>Difference</text:p>
                <draw:g>
                  <svg:desc>'Operational ans bubble'.J8:'Operational ans bubbl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perational ans bubble'.D9:'Operational ans bubble'.D18</svg:desc>
                </draw:g>
              </table:table-cell>
              <table:table-cell office:value-type="float" office:value="105205">
                <text:p>105205</text:p>
                <draw:g>
                  <svg:desc>'Operational ans bubble'.F9:'Operational ans bubble'.F18</svg:desc>
                </draw:g>
              </table:table-cell>
              <table:table-cell office:value-type="float" office:value="356499">
                <text:p>356499</text:p>
                <draw:g>
                  <svg:desc>'Operational ans bubble'.G9:'Operational ans bubble'.G18</svg:desc>
                </draw:g>
              </table:table-cell>
              <table:table-cell office:value-type="float" office:value="200000">
                <text:p>200000</text:p>
                <draw:g>
                  <svg:desc>'Operational ans bubble'.I9:'Operational ans bubble'.I18</svg:desc>
                </draw:g>
              </table:table-cell>
              <table:table-cell office:value-type="float" office:value="-156499">
                <text:p>-156499</text:p>
                <draw:g>
                  <svg:desc>'Operational ans bubble'.J9:'Operational ans bubble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5911">
                <text:p>385911</text:p>
              </table:table-cell>
              <table:table-cell office:value-type="float" office:value="270692">
                <text:p>270692</text:p>
              </table:table-cell>
              <table:table-cell office:value-type="float" office:value="800000">
                <text:p>800000</text:p>
              </table:table-cell>
              <table:table-cell office:value-type="float" office:value="529308">
                <text:p>529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40952">
                <text:p>940952</text:p>
              </table:table-cell>
              <table:table-cell office:value-type="float" office:value="492463">
                <text:p>492463</text:p>
              </table:table-cell>
              <table:table-cell office:value-type="float" office:value="1800000">
                <text:p>1800000</text:p>
              </table:table-cell>
              <table:table-cell office:value-type="float" office:value="1307537">
                <text:p>1307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97039">
                <text:p>1597039</text:p>
              </table:table-cell>
              <table:table-cell office:value-type="float" office:value="1021812">
                <text:p>1021812</text:p>
              </table:table-cell>
              <table:table-cell office:value-type="float" office:value="3200000">
                <text:p>3200000</text:p>
              </table:table-cell>
              <table:table-cell office:value-type="float" office:value="2178188">
                <text:p>2178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59933">
                <text:p>759933</text:p>
              </table:table-cell>
              <table:table-cell office:value-type="float" office:value="1858739">
                <text:p>1858739</text:p>
              </table:table-cell>
              <table:table-cell office:value-type="float" office:value="5000000">
                <text:p>5000000</text:p>
              </table:table-cell>
              <table:table-cell office:value-type="float" office:value="3141261">
                <text:p>3141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476167">
                <text:p>2476167</text:p>
              </table:table-cell>
              <table:table-cell office:value-type="float" office:value="3003244">
                <text:p>3003244</text:p>
              </table:table-cell>
              <table:table-cell office:value-type="float" office:value="7200000">
                <text:p>7200000</text:p>
              </table:table-cell>
              <table:table-cell office:value-type="float" office:value="4196756">
                <text:p>4196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965191">
                <text:p>4965191</text:p>
              </table:table-cell>
              <table:table-cell office:value-type="float" office:value="4455327">
                <text:p>4455327</text:p>
              </table:table-cell>
              <table:table-cell office:value-type="float" office:value="9800000">
                <text:p>9800000</text:p>
              </table:table-cell>
              <table:table-cell office:value-type="float" office:value="5344673">
                <text:p>5344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610134">
                <text:p>6610134</text:p>
              </table:table-cell>
              <table:table-cell office:value-type="float" office:value="6214988">
                <text:p>6214988</text:p>
              </table:table-cell>
              <table:table-cell office:value-type="float" office:value="12800000">
                <text:p>12800000</text:p>
              </table:table-cell>
              <table:table-cell office:value-type="float" office:value="6585012">
                <text:p>6585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314099">
                <text:p>8314099</text:p>
              </table:table-cell>
              <table:table-cell office:value-type="float" office:value="8282227">
                <text:p>8282227</text:p>
              </table:table-cell>
              <table:table-cell office:value-type="float" office:value="16200000">
                <text:p>16200000</text:p>
              </table:table-cell>
              <table:table-cell office:value-type="float" office:value="7917773">
                <text:p>7917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458553">
                <text:p>10458553</text:p>
              </table:table-cell>
              <table:table-cell office:value-type="float" office:value="10657044">
                <text:p>10657044</text:p>
              </table:table-cell>
              <table:table-cell office:value-type="float" office:value="20000000">
                <text:p>20000000</text:p>
              </table:table-cell>
              <table:table-cell office:value-type="float" office:value="9342956">
                <text:p>93429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24cm" svg:height="10.968cm" xlink:href=".." xlink:type="simple" chart:class="chart:scatter" chart:style-name="ch1">
        <chart:legend chart:legend-position="end" svg:x="17.272cm" svg:y="4.386cm" style:legend-expansion="high" chart:style-name="ch2"/>
        <chart:plot-area chart:style-name="ch3" table:cell-range-address="'Operational ans select'.D9:'Operational ans select'.D18 'Operational ans select'.F8:'Operational ans select'.G18 'Operational ans select'.I8:'Operational ans select'.J18" chart:data-source-has-labels="row" svg:x="0.852cm" svg:y="1.011cm" svg:width="15.616cm" svg:height="9.318cm">
          <chartooo:coordinate-region svg:x="2.399cm" svg:y="1.223cm" svg:width="13.697cm" svg:height="8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erational ans select'.F9:'Operational ans select'.F18" chart:label-cell-address="'Operational ans select'.F8:'Operational ans select'.F8" chart:class="chart:scatter">
            <chart:domain table:cell-range-address="'Operational ans select'.D9:'Operational ans select'.D18"/>
            <chart:data-point chart:repeated="10"/>
          </chart:series>
          <chart:series chart:style-name="ch7" chart:values-cell-range-address="'Operational ans select'.G9:'Operational ans select'.G18" chart:label-cell-address="'Operational ans select'.G8:'Operational ans select'.G8" chart:class="chart:scatter">
            <chart:data-point chart:repeated="10"/>
          </chart:series>
          <chart:series chart:style-name="ch8" chart:values-cell-range-address="'Operational ans select'.I9:'Operational ans select'.I18" chart:label-cell-address="'Operational ans select'.I8:'Operational ans select'.I8" chart:class="chart:scatter">
            <chart:data-point chart:repeated="10"/>
          </chart:series>
          <chart:series chart:style-name="ch9" chart:values-cell-range-address="'Operational ans select'.J9:'Operational ans select'.J18" chart:label-cell-address="'Operational ans select'.J8:'Operational ans select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Operational ans select'.F8:'Operational ans select'.F8</svg:desc>
                </draw:g>
              </table:table-cell>
              <table:table-cell office:value-type="string">
                <text:p>f'(n)</text:p>
                <draw:g>
                  <svg:desc>'Operational ans select'.G8:'Operational ans select'.G8</svg:desc>
                </draw:g>
              </table:table-cell>
              <table:table-cell office:value-type="string">
                <text:p>BigO</text:p>
                <draw:g>
                  <svg:desc>'Operational ans select'.I8:'Operational ans select'.I8</svg:desc>
                </draw:g>
              </table:table-cell>
              <table:table-cell office:value-type="string">
                <text:p>Difference</text:p>
                <draw:g>
                  <svg:desc>'Operational ans select'.J8:'Operational ans select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perational ans select'.D9:'Operational ans select'.D18</svg:desc>
                </draw:g>
              </table:table-cell>
              <table:table-cell office:value-type="float" office:value="31911">
                <text:p>31911</text:p>
                <draw:g>
                  <svg:desc>'Operational ans select'.F9:'Operational ans select'.F18</svg:desc>
                </draw:g>
              </table:table-cell>
              <table:table-cell office:value-type="float" office:value="158805.05">
                <text:p>158805.05</text:p>
                <draw:g>
                  <svg:desc>'Operational ans select'.G9:'Operational ans select'.G18</svg:desc>
                </draw:g>
              </table:table-cell>
              <table:table-cell office:value-type="float" office:value="30000">
                <text:p>30000</text:p>
                <draw:g>
                  <svg:desc>'Operational ans select'.I9:'Operational ans select'.I18</svg:desc>
                </draw:g>
              </table:table-cell>
              <table:table-cell office:value-type="float" office:value="-128805.05">
                <text:p>-128805.05</text:p>
                <draw:g>
                  <svg:desc>'Operational ans select'.J9:'Operational ans select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23920">
                <text:p>123920</text:p>
              </table:table-cell>
              <table:table-cell office:value-type="float" office:value="250875.5">
                <text:p>250875.5</text:p>
              </table:table-cell>
              <table:table-cell office:value-type="float" office:value="120000">
                <text:p>120000</text:p>
              </table:table-cell>
              <table:table-cell office:value-type="float" office:value="-130875.5">
                <text:p>-13087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40952">
                <text:p>940952</text:p>
              </table:table-cell>
              <table:table-cell office:value-type="float" office:value="397914.35">
                <text:p>397914.35</text:p>
              </table:table-cell>
              <table:table-cell office:value-type="float" office:value="270000">
                <text:p>270000</text:p>
              </table:table-cell>
              <table:table-cell office:value-type="float" office:value="-127914.35">
                <text:p>-12791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88031">
                <text:p>488031</text:p>
              </table:table-cell>
              <table:table-cell office:value-type="float" office:value="599921.6">
                <text:p>599921.6</text:p>
              </table:table-cell>
              <table:table-cell office:value-type="float" office:value="480000">
                <text:p>480000</text:p>
              </table:table-cell>
              <table:table-cell office:value-type="float" office:value="-119921.6">
                <text:p>-11992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59933">
                <text:p>759933</text:p>
              </table:table-cell>
              <table:table-cell office:value-type="float" office:value="856897.25">
                <text:p>856897.25</text:p>
              </table:table-cell>
              <table:table-cell office:value-type="float" office:value="750000">
                <text:p>750000</text:p>
              </table:table-cell>
              <table:table-cell office:value-type="float" office:value="-106897.25">
                <text:p>-10689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092540">
                <text:p>1092540</text:p>
              </table:table-cell>
              <table:table-cell office:value-type="float" office:value="1168841.3">
                <text:p>1168841.3</text:p>
              </table:table-cell>
              <table:table-cell office:value-type="float" office:value="1080000">
                <text:p>1080000</text:p>
              </table:table-cell>
              <table:table-cell office:value-type="float" office:value="-88841.3">
                <text:p>-8884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484427">
                <text:p>1484427</text:p>
              </table:table-cell>
              <table:table-cell office:value-type="float" office:value="1535753.75">
                <text:p>1535753.75</text:p>
              </table:table-cell>
              <table:table-cell office:value-type="float" office:value="1470000">
                <text:p>1470000</text:p>
              </table:table-cell>
              <table:table-cell office:value-type="float" office:value="-65753.7499999998">
                <text:p>-65753.74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936488">
                <text:p>1936488</text:p>
              </table:table-cell>
              <table:table-cell office:value-type="float" office:value="1957634.6">
                <text:p>1957634.6</text:p>
              </table:table-cell>
              <table:table-cell office:value-type="float" office:value="1920000">
                <text:p>1920000</text:p>
              </table:table-cell>
              <table:table-cell office:value-type="float" office:value="-37634.5999999999">
                <text:p>-37634.5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48510">
                <text:p>2448510</text:p>
              </table:table-cell>
              <table:table-cell office:value-type="float" office:value="2434483.85">
                <text:p>2434483.85</text:p>
              </table:table-cell>
              <table:table-cell office:value-type="float" office:value="2430000">
                <text:p>2430000</text:p>
              </table:table-cell>
              <table:table-cell office:value-type="float" office:value="-4483.85000000009">
                <text:p>-4483.85000000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020700">
                <text:p>3020700</text:p>
              </table:table-cell>
              <table:table-cell office:value-type="float" office:value="2966301.5">
                <text:p>2966301.5</text:p>
              </table:table-cell>
              <table:table-cell office:value-type="float" office:value="3000000">
                <text:p>3000000</text:p>
              </table:table-cell>
              <table:table-cell office:value-type="float" office:value="33698.5000000005">
                <text:p>33698.5000000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